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F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eature length</text:p>
          </table:table-cell>
          <table:table-cell/>
          <table:table-cell table:style-name="ce1" office:value-type="string" calcext:value-type="string">
            <text:p>Train number</text:p>
          </table:table-cell>
          <table:table-cell/>
          <table:table-cell table:style-name="ce1" office:value-type="string" calcext:value-type="string">
            <text:p>Test number</text:p>
          </table:table-cell>
          <table:table-cell/>
          <table:table-cell office:value-type="string" calcext:value-type="string">
            <text:p>trials</text:p>
          </table:table-cell>
          <table:table-cell/>
          <table:table-cell office:value-type="string" calcext:value-type="string">
            <text:p>accuracy mean</text:p>
          </table:table-cell>
          <table:table-cell/>
          <table:table-cell office:value-type="string" calcext:value-type="string">
            <text:p>variance</text:p>
          </table:table-cell>
          <table:table-cell/>
          <table:table-cell office:value-type="string" calcext:value-type="string">
            <text:p>confusion Matrix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style-name="ce1" office:value-type="float" office:value="6445" calcext:value-type="float">
            <text:p>6445</text:p>
          </table:table-cell>
          <table:table-cell/>
          <table:table-cell table:style-name="ce1" office:value-type="float" office:value="4295" calcext:value-type="float">
            <text:p>429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99623" calcext:value-type="float">
            <text:p>0.99623</text:p>
          </table:table-cell>
          <table:table-cell/>
          <table:table-cell office:value-type="float" office:value="0.00055879" calcext:value-type="float">
            <text:p>0.00055879</text:p>
          </table:table-cell>
          <table:table-cell/>
          <table:table-cell office:value-type="string" calcext:value-type="string">
            <text:p>859     0     0     0     0</text:p>
            <text:p>     0   857     1     0     1</text:p>
            <text:p>     0     0   859     0     0</text:p>
            <text:p>     0     0     1   853     5</text:p>
            <text:p>     0     0     0     4   855</text:p>
          </table:table-cell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9675" calcext:value-type="float">
            <text:p>9675</text:p>
          </table:table-cell>
          <table:table-cell/>
          <table:table-cell office:value-type="float" office:value="6450" calcext:value-type="float">
            <text:p>645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97464" calcext:value-type="float">
            <text:p>0.97464</text:p>
          </table:table-cell>
          <table:table-cell/>
          <table:table-cell office:value-type="float" office:value="0.00115597" calcext:value-type="float">
            <text:p>0.00115597</text:p>
          </table:table-cell>
          <table:table-cell/>
          <table:table-cell office:value-type="string" calcext:value-type="string">
            <text:p>        1290           0           0           0           0</text:p>
            <text:p>           0        1279           2           5           4</text:p>
            <text:p>           0           5        1274           5           6</text:p>
            <text:p>           0           5           2        1226          57</text:p>
            <text:p>           1           9           0          49        1231</text:p>
          </table:table-cell>
          <table:table-cell table:number-columns-repeated="2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12895" calcext:value-type="float">
            <text:p>12895</text:p>
          </table:table-cell>
          <table:table-cell/>
          <table:table-cell office:value-type="float" office:value="8600" calcext:value-type="float">
            <text:p>86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94531" calcext:value-type="float">
            <text:p>0.94531</text:p>
          </table:table-cell>
          <table:table-cell/>
          <table:table-cell office:value-type="float" office:value="0.0018256" calcext:value-type="float">
            <text:p>0.0018256</text:p>
          </table:table-cell>
          <table:table-cell/>
          <table:table-cell office:value-type="string" calcext:value-type="string">
            <text:p>        1719           0           0           1           0</text:p>
            <text:p>           0        1648          17          17          38</text:p>
            <text:p>           0          23        1661          26          10</text:p>
            <text:p>           0          19          16        1534         151</text:p>
            <text:p>           2          22           4         125        156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float" office:value="15480" calcext:value-type="float">
            <text:p>15480</text:p>
          </table:table-cell>
          <table:table-cell/>
          <table:table-cell office:value-type="float" office:value="10320" calcext:value-type="float">
            <text:p>103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94395" calcext:value-type="float">
            <text:p>0.94395</text:p>
          </table:table-cell>
          <table:table-cell/>
          <table:table-cell office:value-type="float" office:value="0.0021124" calcext:value-type="float">
            <text:p>0.0021124</text:p>
          </table:table-cell>
          <table:table-cell/>
          <table:table-cell office:value-type="string" calcext:value-type="string">
            <text:p>        2064           0           0           0           0</text:p>
            <text:p>           0        1945          28          44          47</text:p>
            <text:p>           1          46        1926          52          39</text:p>
            <text:p>           0          28          24        1869         143</text:p>
            <text:p>           3          51           9         123        1878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float" office:value="16820" calcext:value-type="float">
            <text:p>16820</text:p>
          </table:table-cell>
          <table:table-cell/>
          <table:table-cell office:value-type="float" office:value="11215" calcext:value-type="float">
            <text:p>112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9065" calcext:value-type="float">
            <text:p>0.9065</text:p>
          </table:table-cell>
          <table:table-cell/>
          <table:table-cell office:value-type="float" office:value="0.002076" calcext:value-type="float">
            <text:p>0.002076</text:p>
          </table:table-cell>
          <table:table-cell/>
          <table:table-cell office:value-type="string" calcext:value-type="string">
            <text:p>        2240           1           0           0           2</text:p>
            <text:p>           1        2021          61          54         106</text:p>
            <text:p>           4         102        2035          56          46</text:p>
            <text:p>           0          32          84        1886         241</text:p>
            <text:p>           5          68          14         206        1950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19350" calcext:value-type="float">
            <text:p>19350</text:p>
          </table:table-cell>
          <table:table-cell/>
          <table:table-cell office:value-type="float" office:value="12900" calcext:value-type="float">
            <text:p>129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87068" calcext:value-type="float">
            <text:p>0.87068</text:p>
          </table:table-cell>
          <table:table-cell/>
          <table:table-cell office:value-type="float" office:value="0.0037395" calcext:value-type="float">
            <text:p>0.0037395</text:p>
          </table:table-cell>
          <table:table-cell/>
          <table:table-cell office:value-type="string" calcext:value-type="string">
            <text:p>        2570           1           2           2           5</text:p>
            <text:p>           2        2241          96          91         150</text:p>
            <text:p>           0         117        2305         106          52</text:p>
            <text:p>           0          76          41        2140         323</text:p>
            <text:p>           5          85          24         438        20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4:45:59.911349431</meta:creation-date>
    <dc:date>2016-10-16T21:13:50.294031139</dc:date>
    <meta:editing-duration>PT4H56M59S</meta:editing-duration>
    <meta:editing-cycles>1</meta:editing-cycles>
    <meta:document-statistic meta:table-count="1" meta:cell-count="51" meta:object-count="0"/>
    <meta:generator>LibreOffice/4.2.8.2$Linux_X86_64 LibreOffice_project/420m0$Build-2</meta:generator>
  </office:meta>
</office:document-meta>
</file>